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style:font-name="Liberation Mono" fo:font-size="10pt" officeooo:rsid="00259dbb" officeooo:paragraph-rsid="00259dbb" style:font-size-asian="10pt" style:font-size-complex="10pt"/>
    </style:style>
    <style:style style:name="P2" style:family="paragraph" style:parent-style-name="Standard">
      <style:paragraph-properties fo:text-align="center" style:justify-single-word="false"/>
      <style:text-properties style:font-name="Liberation Mono" fo:font-size="14pt" fo:font-weight="normal" officeooo:rsid="002954a5" officeooo:paragraph-rsid="002292e7" style:font-size-asian="14pt" style:font-weight-asian="normal" style:font-size-complex="14pt" style:font-weight-complex="normal"/>
    </style:style>
    <style:style style:name="P3" style:family="paragraph" style:parent-style-name="Standard">
      <style:text-properties style:font-name="Liberation Mono" fo:font-size="14pt" fo:font-weight="normal" officeooo:rsid="0015f238" officeooo:paragraph-rsid="002292e7" style:font-size-asian="14pt" style:font-weight-asian="normal" style:font-size-complex="14pt" style:font-weight-complex="normal"/>
    </style:style>
    <style:style style:name="P4" style:family="paragraph" style:parent-style-name="Standard">
      <style:text-properties style:font-name="Liberation Mono" fo:font-size="12pt" fo:font-weight="normal" officeooo:rsid="0015f238" officeooo:paragraph-rsid="002292e7" style:font-size-asian="12pt" style:font-weight-asian="normal" style:font-size-complex="12pt" style:font-weight-complex="normal"/>
    </style:style>
    <style:style style:name="P5" style:family="paragraph" style:parent-style-name="Standard">
      <style:text-properties style:font-name="Liberation Mono" fo:font-size="12pt" fo:font-weight="normal" officeooo:rsid="0016ec57" officeooo:paragraph-rsid="002292e7" style:font-size-asian="12pt" style:font-weight-asian="normal" style:font-size-complex="12pt" style:font-weight-complex="normal"/>
    </style:style>
    <style:style style:name="P6" style:family="paragraph" style:parent-style-name="Standard">
      <style:text-properties style:font-name="Liberation Mono" fo:font-size="12pt" fo:font-weight="normal" officeooo:rsid="001d11c5" officeooo:paragraph-rsid="002292e7" style:font-size-asian="12pt" style:font-weight-asian="normal" style:font-size-complex="12pt" style:font-weight-complex="normal"/>
    </style:style>
    <style:style style:name="P7" style:family="paragraph" style:parent-style-name="Standard">
      <style:text-properties style:font-name="Liberation Mono" fo:font-size="12pt" fo:font-weight="normal" officeooo:rsid="001ec112" officeooo:paragraph-rsid="002292e7" style:font-size-asian="12pt" style:font-weight-asian="normal" style:font-size-complex="12pt" style:font-weight-complex="normal"/>
    </style:style>
    <style:style style:name="P8" style:family="paragraph" style:parent-style-name="Standard">
      <style:text-properties style:font-name="Liberation Mono" fo:font-size="12pt" fo:font-weight="normal" officeooo:rsid="002268ba" officeooo:paragraph-rsid="002292e7" style:font-size-asian="12pt" style:font-weight-asian="normal" style:font-size-complex="12pt" style:font-weight-complex="normal"/>
    </style:style>
    <style:style style:name="P9" style:family="paragraph" style:parent-style-name="Standard">
      <style:text-properties style:font-name="Liberation Mono" fo:font-size="12pt" fo:font-weight="normal" officeooo:rsid="00282fb8" officeooo:paragraph-rsid="002292e7" style:font-size-asian="12pt" style:font-weight-asian="normal" style:font-size-complex="12pt" style:font-weight-complex="normal"/>
    </style:style>
    <style:style style:name="P10" style:family="paragraph" style:parent-style-name="Standard">
      <style:text-properties style:font-name="Liberation Mono" fo:font-size="12pt" fo:font-weight="normal" officeooo:rsid="00286a4b" officeooo:paragraph-rsid="002292e7" style:font-size-asian="12pt" style:font-weight-asian="normal" style:font-size-complex="12pt" style:font-weight-complex="normal"/>
    </style:style>
    <style:style style:name="P11" style:family="paragraph" style:parent-style-name="Standard">
      <style:text-properties style:font-name="Liberation Mono" fo:font-size="11pt" fo:font-weight="normal" officeooo:rsid="0014c74a" officeooo:paragraph-rsid="002292e7" style:font-size-asian="11pt" style:font-weight-asian="normal" style:font-size-complex="11pt" style:font-weight-complex="normal"/>
    </style:style>
    <style:style style:name="P12" style:family="paragraph" style:parent-style-name="Standard">
      <style:text-properties style:font-name="Liberation Mono" fo:font-size="11pt" fo:font-weight="normal" officeooo:rsid="0016ec57" officeooo:paragraph-rsid="002292e7" style:font-size-asian="11pt" style:font-weight-asian="normal" style:font-size-complex="11pt" style:font-weight-complex="normal"/>
    </style:style>
    <style:style style:name="P13" style:family="paragraph" style:parent-style-name="Standard">
      <style:text-properties style:font-name="Liberation Mono" fo:font-size="11pt" fo:font-weight="normal" officeooo:rsid="001d11c5" officeooo:paragraph-rsid="002292e7" style:font-size-asian="11pt" style:font-weight-asian="normal" style:font-size-complex="11pt" style:font-weight-complex="normal"/>
    </style:style>
    <style:style style:name="P14" style:family="paragraph" style:parent-style-name="Standard">
      <style:text-properties style:font-name="Liberation Mono" fo:font-size="11pt" fo:font-weight="normal" officeooo:rsid="001ec112" officeooo:paragraph-rsid="002292e7" style:font-size-asian="11pt" style:font-weight-asian="normal" style:font-size-complex="11pt" style:font-weight-complex="normal"/>
    </style:style>
    <style:style style:name="P15" style:family="paragraph" style:parent-style-name="Standard">
      <style:text-properties style:font-name="Liberation Mono" fo:font-size="11pt" fo:font-weight="normal" officeooo:rsid="002268ba" officeooo:paragraph-rsid="002292e7" style:font-size-asian="11pt" style:font-weight-asian="normal" style:font-size-complex="11pt" style:font-weight-complex="normal"/>
    </style:style>
    <style:style style:name="P16" style:family="paragraph" style:parent-style-name="Standard">
      <style:text-properties style:font-name="Liberation Mono" fo:font-size="11pt" fo:font-weight="normal" officeooo:rsid="00282fb8" officeooo:paragraph-rsid="002292e7" style:font-size-asian="11pt" style:font-weight-asian="normal" style:font-size-complex="11pt" style:font-weight-complex="normal"/>
    </style:style>
    <style:style style:name="P17" style:family="paragraph" style:parent-style-name="Standard">
      <style:paragraph-properties fo:text-align="start" style:justify-single-word="false"/>
      <style:text-properties style:font-name="Liberation Mono" fo:font-size="10pt" fo:font-weight="normal" officeooo:rsid="0014c74a" officeooo:paragraph-rsid="002292e7" style:font-size-asian="10pt" style:font-weight-asian="normal" style:font-size-complex="10pt" style:font-weight-complex="normal"/>
    </style:style>
    <style:style style:name="P18" style:family="paragraph" style:parent-style-name="Standard">
      <style:text-properties style:font-name="Liberation Mono" fo:font-size="10pt" fo:font-weight="normal" officeooo:rsid="0016ec57" officeooo:paragraph-rsid="002292e7" style:font-size-asian="10pt" style:font-weight-asian="normal" style:font-size-complex="10pt" style:font-weight-complex="normal"/>
    </style:style>
    <style:style style:name="P19" style:family="paragraph" style:parent-style-name="Standard">
      <style:text-properties style:font-name="Liberation Mono" fo:font-size="10pt" fo:font-weight="normal" officeooo:rsid="0016ec57" officeooo:paragraph-rsid="00292d2e" style:font-size-asian="10pt" style:font-weight-asian="normal" style:font-size-complex="10pt" style:font-weight-complex="normal"/>
    </style:style>
    <style:style style:name="P20" style:family="paragraph" style:parent-style-name="Standard">
      <style:text-properties style:font-name="Liberation Mono" fo:font-size="10pt" fo:font-weight="normal" officeooo:rsid="001d11c5" officeooo:paragraph-rsid="002292e7" style:font-size-asian="10pt" style:font-weight-asian="normal" style:font-size-complex="10pt" style:font-weight-complex="normal"/>
    </style:style>
    <style:style style:name="P21" style:family="paragraph" style:parent-style-name="Standard">
      <style:text-properties style:font-name="Liberation Mono" fo:font-size="10pt" fo:font-weight="normal" officeooo:rsid="001ec112" officeooo:paragraph-rsid="002292e7" style:font-size-asian="10pt" style:font-weight-asian="normal" style:font-size-complex="10pt" style:font-weight-complex="normal"/>
    </style:style>
    <style:style style:name="P22" style:family="paragraph" style:parent-style-name="Standard">
      <style:text-properties style:font-name="Liberation Mono" fo:font-size="10pt" fo:font-weight="normal" officeooo:rsid="0020916d" officeooo:paragraph-rsid="002292e7" style:font-size-asian="10pt" style:font-weight-asian="normal" style:font-size-complex="10pt" style:font-weight-complex="normal"/>
    </style:style>
    <style:style style:name="P23" style:family="paragraph" style:parent-style-name="Standard">
      <style:text-properties style:font-name="Liberation Mono" fo:font-size="10pt" fo:font-weight="normal" officeooo:rsid="002268ba" officeooo:paragraph-rsid="002292e7" style:font-size-asian="10pt" style:font-weight-asian="normal" style:font-size-complex="10pt" style:font-weight-complex="normal"/>
    </style:style>
    <style:style style:name="P24" style:family="paragraph" style:parent-style-name="Standard">
      <style:text-properties style:font-name="Liberation Mono" fo:font-size="10pt" fo:font-weight="normal" officeooo:rsid="00282fb8" officeooo:paragraph-rsid="002292e7" style:font-size-asian="10pt" style:font-weight-asian="normal" style:font-size-complex="10pt" style:font-weight-complex="normal"/>
    </style:style>
    <style:style style:name="P25" style:family="paragraph" style:parent-style-name="Standard">
      <style:text-properties style:font-name="Liberation Mono" fo:font-size="10pt" fo:font-weight="normal" officeooo:rsid="0018a310" officeooo:paragraph-rsid="002292e7" style:font-size-asian="10pt" style:font-weight-asian="normal" style:font-size-complex="10pt" style:font-weight-complex="normal"/>
    </style:style>
    <style:style style:name="P26" style:family="paragraph" style:parent-style-name="Standard">
      <style:text-properties style:font-name="Liberation Mono" fo:font-size="10pt" fo:font-weight="normal" officeooo:rsid="00198cf6" officeooo:paragraph-rsid="002292e7" style:font-size-asian="10pt" style:font-weight-asian="normal" style:font-size-complex="10pt" style:font-weight-complex="normal"/>
    </style:style>
    <style:style style:name="P27" style:family="paragraph" style:parent-style-name="Standard">
      <style:text-properties style:font-name="Liberation Mono" fo:font-size="10pt" fo:font-weight="normal" officeooo:rsid="002cf7af" officeooo:paragraph-rsid="002cf7af" style:font-size-asian="10pt" style:font-weight-asian="normal" style:font-size-complex="10pt" style:font-weight-complex="normal"/>
    </style:style>
    <style:style style:name="P28" style:family="paragraph" style:parent-style-name="Standard">
      <style:text-properties style:font-name="Liberation Mono" fo:font-size="10pt" fo:font-weight="normal" officeooo:rsid="002cf7af" officeooo:paragraph-rsid="002d9346"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Mono" fo:font-size="10pt" fo:font-weight="normal" officeooo:rsid="002cf7af" officeooo:paragraph-rsid="0031f4f4" style:font-size-asian="10pt" style:font-weight-asian="normal" style:font-size-complex="10pt" style:font-weight-complex="normal"/>
    </style:style>
    <style:style style:name="P30" style:family="paragraph" style:parent-style-name="Standard">
      <style:text-properties style:font-name="Liberation Mono" fo:font-size="10pt" fo:font-weight="normal" officeooo:rsid="0034beac" officeooo:paragraph-rsid="0034beac" style:font-size-asian="10pt" style:font-weight-asian="normal" style:font-size-complex="10pt" style:font-weight-complex="normal"/>
    </style:style>
    <style:style style:name="P31" style:family="paragraph" style:parent-style-name="Standard">
      <style:text-properties style:font-name="Liberation Mono" fo:font-size="10pt" fo:font-weight="normal" officeooo:rsid="0036f66c" officeooo:paragraph-rsid="0034beac" style:font-size-asian="10pt" style:font-weight-asian="normal" style:font-size-complex="10pt" style:font-weight-complex="normal"/>
    </style:style>
    <style:style style:name="P32" style:family="paragraph" style:parent-style-name="Standard">
      <style:text-properties style:font-name="Liberation Mono" fo:font-size="10pt" fo:font-weight="normal" officeooo:rsid="0036f66c" officeooo:paragraph-rsid="0036f66c"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Mono" fo:font-size="10pt" fo:font-weight="normal" officeooo:rsid="0036f66c" officeooo:paragraph-rsid="003e00ed"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Liberation Mono" fo:font-size="10pt" fo:font-weight="normal" officeooo:rsid="0038b1e3" officeooo:paragraph-rsid="0038b1e3"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Mono" fo:font-size="10pt" fo:font-weight="normal" officeooo:rsid="003aa78e" officeooo:paragraph-rsid="003aa78e" style:font-size-asian="10pt" style:font-weight-asian="normal" style:font-size-complex="10pt" style:font-weight-complex="normal"/>
    </style:style>
    <style:style style:name="P37" style:family="paragraph" style:parent-style-name="Standard">
      <style:text-properties style:font-name="Liberation Mono" fo:font-size="10pt" fo:font-weight="normal" officeooo:rsid="003b0ab1" officeooo:paragraph-rsid="0036f66c" style:font-size-asian="10pt" style:font-weight-asian="normal" style:font-size-complex="10pt" style:font-weight-complex="normal"/>
    </style:style>
    <style:style style:name="P38" style:family="paragraph" style:parent-style-name="Standard">
      <style:text-properties style:font-name="Liberation Mono" fo:font-size="10pt" fo:font-weight="normal" officeooo:rsid="003b0ab1" officeooo:paragraph-rsid="003b0ab1"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Mono" fo:font-size="10pt" fo:font-weight="normal" officeooo:rsid="003d1831" officeooo:paragraph-rsid="003aa78e"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Liberation Mono" fo:font-size="10pt" fo:font-weight="normal" officeooo:rsid="003e00ed" officeooo:paragraph-rsid="003e00ed" style:font-size-asian="10pt" style:font-weight-asian="normal" style:font-size-complex="10pt" style:font-weight-complex="normal"/>
    </style:style>
    <style:style style:name="P41" style:family="paragraph" style:parent-style-name="Standard">
      <style:text-properties style:font-name="Liberation Mono" fo:font-size="10pt" fo:font-weight="normal" officeooo:rsid="00286a4b" officeooo:paragraph-rsid="002292e7" style:font-size-asian="10pt" style:font-weight-asian="normal" style:font-size-complex="10pt" style:font-weight-complex="normal"/>
    </style:style>
    <style:style style:name="P42" style:family="paragraph" style:parent-style-name="Standard">
      <style:paragraph-properties fo:text-align="center" style:justify-single-word="false"/>
      <style:text-properties style:font-name="Liberation Mono" fo:font-size="10pt" fo:font-weight="normal" officeooo:rsid="00286a4b" officeooo:paragraph-rsid="002292e7" style:font-size-asian="10pt" style:font-weight-asian="normal" style:font-size-complex="10pt" style:font-weight-complex="normal"/>
    </style:style>
    <style:style style:name="P43" style:family="paragraph" style:parent-style-name="Standard">
      <style:text-properties style:font-name="Liberation Mono" fo:font-size="10pt" fo:font-weight="normal" officeooo:rsid="003e2e16" officeooo:paragraph-rsid="003e2e16" style:font-size-asian="10pt" style:font-weight-asian="normal" style:font-size-complex="10pt" style:font-weight-complex="normal"/>
    </style:style>
    <style:style style:name="P44" style:family="paragraph" style:parent-style-name="Standard">
      <style:paragraph-properties fo:text-align="center" style:justify-single-word="false"/>
      <style:text-properties style:font-name="Liberation Mono" fo:font-size="10pt" fo:font-weight="normal" officeooo:rsid="003e2e16" officeooo:paragraph-rsid="003e2e16" style:font-size-asian="10pt" style:font-weight-asian="normal" style:font-size-complex="10pt" style:font-weight-complex="normal"/>
    </style:style>
    <style:style style:name="P45" style:family="paragraph" style:parent-style-name="Standard">
      <style:paragraph-properties fo:text-align="center"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46" style:family="paragraph" style:parent-style-name="Standard">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47" style:family="paragraph" style:parent-style-name="Standard">
      <style:text-properties style:font-name="Liberation Mono" fo:font-size="10pt" fo:font-weight="normal" officeooo:rsid="0032766d" officeooo:paragraph-rsid="002cf7af" style:font-size-asian="10pt" style:font-weight-asian="normal" style:font-size-complex="10pt" style:font-weight-complex="normal"/>
    </style:style>
    <style:style style:name="P48" style:family="paragraph" style:parent-style-name="Standard">
      <style:paragraph-properties fo:text-align="start" style:justify-single-word="false"/>
      <style:text-properties fo:font-size="10pt" style:font-size-asian="10pt" style:font-size-complex="10pt"/>
    </style:style>
    <style:style style:name="P49" style:family="paragraph" style:parent-style-name="Standard">
      <style:text-properties officeooo:paragraph-rsid="002d9346"/>
    </style:style>
    <style:style style:name="P50" style:family="paragraph" style:parent-style-name="Standard">
      <style:text-properties officeooo:rsid="0031f4f4" officeooo:paragraph-rsid="0031f4f4"/>
    </style:style>
    <style:style style:name="P51" style:family="paragraph" style:parent-style-name="Standard">
      <style:paragraph-properties fo:text-align="start" style:justify-single-word="false"/>
      <style:text-properties officeooo:rsid="0031f4f4" officeooo:paragraph-rsid="0031f4f4"/>
    </style:style>
    <style:style style:name="P52" style:family="paragraph" style:parent-style-name="Standard">
      <style:text-properties officeooo:rsid="0038b1e3" officeooo:paragraph-rsid="0038b1e3"/>
    </style:style>
    <style:style style:name="P53" style:family="paragraph" style:parent-style-name="Standard">
      <style:text-properties fo:color="#ff3300" style:font-name="Liberation Mono" fo:font-size="10pt" fo:font-weight="normal" officeooo:rsid="0016ec57" officeooo:paragraph-rsid="002292e7" style:font-size-asian="10pt" style:font-weight-asian="normal" style:font-size-complex="10pt" style:font-weight-complex="normal"/>
    </style:style>
    <style:style style:name="P54" style:family="paragraph" style:parent-style-name="Standard">
      <style:text-properties fo:color="#ff3300" style:font-name="Liberation Mono" fo:font-size="10pt" fo:font-weight="normal" officeooo:rsid="00292d2e" officeooo:paragraph-rsid="00292d2e" style:font-size-asian="10pt" style:font-weight-asian="normal" style:font-size-complex="10pt" style:font-weight-complex="normal"/>
    </style:style>
    <style:style style:name="P55" style:family="paragraph" style:parent-style-name="Preformatted_20_Text">
      <style:text-properties style:font-name="Liberation Mono" officeooo:rsid="000db20e" officeooo:paragraph-rsid="0021539f"/>
    </style:style>
    <style:style style:name="P56" style:family="paragraph" style:parent-style-name="Preformatted_20_Text">
      <style:text-properties style:font-name="Liberation Mono" officeooo:rsid="000db20e" officeooo:paragraph-rsid="00292d2e"/>
    </style:style>
    <style:style style:name="P57" style:family="paragraph" style:parent-style-name="Preformatted_20_Text">
      <style:paragraph-properties fo:text-align="center" style:justify-single-word="false"/>
      <style:text-properties style:font-name="Liberation Mono" style:text-underline-style="solid" style:text-underline-width="auto" style:text-underline-color="font-color" officeooo:rsid="000db20e" officeooo:paragraph-rsid="0021539f"/>
    </style:style>
    <style:style style:name="P58" style:family="paragraph" style:parent-style-name="Preformatted_20_Text">
      <style:text-properties fo:color="#cc0000" style:font-name="Liberation Mono" officeooo:rsid="000db20e" officeooo:paragraph-rsid="0021539f"/>
    </style:style>
    <style:style style:name="P59" style:family="paragraph" style:parent-style-name="Preformatted_20_Text">
      <style:text-properties fo:color="#ff3300" style:font-name="Liberation Mono" officeooo:rsid="000db20e" officeooo:paragraph-rsid="00292d2e"/>
    </style:style>
    <style:style style:name="P60" style:family="paragraph" style:parent-style-name="Preformatted_20_Text">
      <style:text-properties fo:color="#ff3300" style:font-name="Liberation Mono" officeooo:rsid="00292d2e" officeooo:paragraph-rsid="00292d2e"/>
    </style:style>
    <style:style style:name="P61" style:family="paragraph" style:parent-style-name="Subtitle">
      <style:text-properties style:font-name="Liberation Mono" officeooo:paragraph-rsid="0021539f"/>
    </style:style>
    <style:style style:name="P62" style:family="paragraph" style:parent-style-name="Subtitle">
      <style:text-properties style:font-name="Liberation Mono" officeooo:rsid="0028fab3" officeooo:paragraph-rsid="0028fab3"/>
    </style:style>
    <style:style style:name="P63" style:family="paragraph" style:parent-style-name="Standard" style:list-style-name="L1">
      <style:text-properties officeooo:paragraph-rsid="002d9346"/>
    </style:style>
    <style:style style:name="P64" style:family="paragraph" style:parent-style-name="Standard" style:list-style-name="L1">
      <style:text-properties style:font-name="Liberation Mono" fo:font-size="10pt" fo:font-weight="normal" officeooo:rsid="002cf7af" officeooo:paragraph-rsid="002d9346" style:font-size-asian="10pt" style:font-weight-asian="normal" style:font-size-complex="10pt" style:font-weight-complex="normal"/>
    </style:style>
    <style:style style:name="P65" style:family="paragraph" style:parent-style-name="Standard" style:list-style-name="L2">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6" style:family="paragraph" style:parent-style-name="Standard" style:list-style-name="L3">
      <style:paragraph-properties fo:text-align="start" style:justify-single-word="false"/>
      <style:text-properties style:font-name="Liberation Mono" fo:font-size="10pt" fo:font-weight="normal" officeooo:rsid="0031f4f4" officeooo:paragraph-rsid="0031f4f4" style:font-size-asian="10pt" style:font-weight-asian="normal" style:font-size-complex="10pt" style:font-weight-complex="normal"/>
    </style:style>
    <style:style style:name="P67" style:family="paragraph" style:parent-style-name="Standard" style:list-style-name="L4">
      <style:text-properties style:font-name="Liberation Mono" fo:font-size="10pt" fo:font-weight="normal" officeooo:rsid="003b0ab1" officeooo:paragraph-rsid="003b0ab1" style:font-size-asian="10pt" style:font-weight-asian="normal" style:font-size-complex="10pt" style:font-weight-complex="normal"/>
    </style:style>
    <style:style style:name="P68" style:family="paragraph" style:parent-style-name="Standard" style:list-style-name="L3">
      <style:paragraph-properties fo:text-align="start" style:justify-single-word="false"/>
      <style:text-properties officeooo:rsid="0031f4f4" officeooo:paragraph-rsid="0031f4f4"/>
    </style:style>
    <style:style style:name="P69" style:family="paragraph" style:parent-style-name="Standard">
      <style:text-properties officeooo:rsid="0031f4f4" officeooo:paragraph-rsid="002d9346"/>
    </style:style>
    <style:style style:name="T1" style:family="text">
      <style:text-properties officeooo:rsid="000dbe60"/>
    </style:style>
    <style:style style:name="T2" style:family="text">
      <style:text-properties officeooo:rsid="001abb7e"/>
    </style:style>
    <style:style style:name="T3" style:family="text">
      <style:text-properties officeooo:rsid="001b76e9"/>
    </style:style>
    <style:style style:name="T4" style:family="text">
      <style:text-properties officeooo:rsid="001ec112"/>
    </style:style>
    <style:style style:name="T5" style:family="text">
      <style:text-properties officeooo:rsid="0019247a"/>
    </style:style>
    <style:style style:name="T6" style:family="text">
      <style:text-properties officeooo:rsid="0018a310"/>
    </style:style>
    <style:style style:name="T7" style:family="text">
      <style:text-properties officeooo:rsid="0020916d"/>
    </style:style>
    <style:style style:name="T8" style:family="text">
      <style:text-properties officeooo:rsid="00278a75"/>
    </style:style>
    <style:style style:name="T9" style:family="text">
      <style:text-properties officeooo:rsid="0027f431"/>
    </style:style>
    <style:style style:name="T10" style:family="text">
      <style:text-properties officeooo:rsid="00286a4b"/>
    </style:style>
    <style:style style:name="T11" style:family="text">
      <style:text-properties style:font-name="Liberation Mono" fo:font-weight="normal" officeooo:rsid="0014c74a" style:font-weight-asian="normal" style:font-weight-complex="normal"/>
    </style:style>
    <style:style style:name="T12" style:family="text">
      <style:text-properties style:font-name="Liberation Mono" fo:font-weight="normal" officeooo:rsid="001998ee" style:font-weight-asian="normal" style:font-weight-complex="normal"/>
    </style:style>
    <style:style style:name="T13" style:family="text">
      <style:text-properties style:font-name="Liberation Mono" fo:font-size="10pt" fo:font-weight="normal" style:font-size-asian="10pt" style:font-weight-asian="normal" style:font-size-complex="10pt" style:font-weight-complex="normal"/>
    </style:style>
    <style:style style:name="T14" style:family="text">
      <style:text-properties style:font-name="Liberation Mono" fo:font-size="10pt" fo:font-weight="normal" officeooo:rsid="002cf7af" style:font-size-asian="10pt" style:font-weight-asian="normal" style:font-size-complex="10pt" style:font-weight-complex="normal"/>
    </style:style>
    <style:style style:name="T15" style:family="text">
      <style:text-properties style:font-name="Liberation Mono" fo:font-size="10pt" fo:font-weight="normal" officeooo:rsid="002d9346" style:font-size-asian="10pt" style:font-weight-asian="normal" style:font-size-complex="10pt" style:font-weight-complex="normal"/>
    </style:style>
    <style:style style:name="T16" style:family="text">
      <style:text-properties style:font-name="Liberation Mono" fo:font-size="10pt" fo:font-weight="normal" officeooo:rsid="0032766d" style:font-size-asian="10pt" style:font-weight-asian="normal" style:font-size-complex="10pt" style:font-weight-complex="normal"/>
    </style:style>
    <style:style style:name="T17" style:family="text">
      <style:text-properties style:font-name="Liberation Mono" fo:font-size="10pt" fo:font-weight="normal" officeooo:rsid="003987fb" style:font-size-asian="10pt" style:font-weight-asian="normal" style:font-size-complex="10pt" style:font-weight-complex="normal"/>
    </style:style>
    <style:style style:name="T18" style:family="text">
      <style:text-properties officeooo:rsid="00277fb4"/>
    </style:style>
    <style:style style:name="T19" style:family="text">
      <style:text-properties fo:color="#ff3300"/>
    </style:style>
    <style:style style:name="T20" style:family="text">
      <style:text-properties fo:color="#ff3300" officeooo:rsid="00292d2e"/>
    </style:style>
    <style:style style:name="T21" style:family="text">
      <style:text-properties officeooo:rsid="00292d2e"/>
    </style:style>
    <style:style style:name="T22" style:family="text">
      <style:text-properties fo:color="#000000"/>
    </style:style>
    <style:style style:name="T23" style:family="text">
      <style:text-properties officeooo:rsid="003aa7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esign Document</text:p>
      <text:p text:style-name="P61">Main Function Basic Outline</text:p>
      <text:p text:style-name="P55"/>
      <text:p text:style-name="P55">Program is called from command line with optional arguments (-load file or -test). </text:p>
      <text:p text:style-name="P55"><text:tab/>I. -load: file the game is played from the state specified in file. </text:p>
      <text:p text:style-name="P55"><text:tab/>II.-test: the values of each die roll can be specified by the player. </text:p>
      <text:p text:style-name="P55"/>
      <text:p text:style-name="P55">Read number of players, player names, and chars(board pieces) from cin.</text:p>
      <text:p text:style-name="P55"/>
      <text:p text:style-name="P55">Array of player objects is created and stored in a field of the board. (This is detailed in flow chart)</text:p>
      <text:p text:style-name="P55"/>
      <text:p text:style-name="P57">The commands are as follows:</text:p>
      <text:p text:style-name="P55"/>
      <text:p text:style-name="P56"><text:tab/>roll - theBoard-&gt;movePlayer is called. Method fi<text:span text:style-name="T22">rst checks if the player is in the Timsline. Method changes the players location pointer and calls the action method on the location pointer with it's self as an argument. </text:span></text:p>
      <text:p text:style-name="P59"><text:span text:style-name="T21">Old: </text:span>The method then calls t<text:span text:style-name="T21">d</text:span>-&gt;notify(the appropriate coordinates and char). The board is then printed. </text:p>
      <text:p text:style-name="P60">New: Board is printed after player ends their turn by typing 'next' into the command line. </text:p>
      <text:p text:style-name="P58"/>
      <text:p text:style-name="P55"><text:tab/>trade &lt;name&gt; &lt;give&gt; &lt;receive&gt; - active player offers to trade &lt;give&gt; with &lt;name&gt; in return for &lt;receive&gt;. </text:p>
      <text:p text:style-name="P55"><text:s text:c="2"/>theboard-&gt;trade(current<text:span text:style-name="T1">P</text:span>layer, <text:span text:style-name="T21">Offer, Receive</text:span>) called. </text:p>
      <text:p text:style-name="P55"><text:tab/> </text:p>
      <text:p text:style-name="P55"><text:tab/>improve &lt;property&gt; buy/sell â player-&gt;improve() improve method reads in property name and checks if player owns <text:span text:style-name="T21">the property</text:span>. Checks if player can afford improvement if yes calls </text:p>
      <text:p text:style-name="P55"><text:tab/>property-&gt;improve(buy/sell) this method bill/compensates the owner the appropriate amount. Board-&gt;print() is then called from main. </text:p>
      <text:p text:style-name="P55"><text:tab/> </text:p>
      <text:p text:style-name="P55"><text:tab/>mortgage &lt;property&gt; - player-&gt;mortgage() called, reads in name of property, checks if it owns property. If player owns property property-&gt;mortgage() is called this method makes the <text:tab/>property stop charging tuition and compensates the owner. </text:p>
      <text:p text:style-name="P55"/>
      <text:p text:style-name="P55"><text:tab/>unmortgage &lt;property&gt; - player-&gt;unmortgage() called, checks if it owns property bills the owner the lent money plus ten percent. Makes the property start charging tuition again. </text:p>
      <text:p text:style-name="P55"/>
      <text:p text:style-name="P55"><text:tab/>bankrupt - player-&gt;bankrupt() is called. Checks if player owes more money than has. If yes all assets are given to play who is owed. Players must immediately pay 10% of the principle when <text:tab/>inheriting a mortgaged property. They may then choose to unmortgage be paying the principle if not they will have to pay the usual principle plus 10% when unmortgaging later. </text:p>
      <text:p text:style-name="P55"/>
      <text:p text:style-name="P55"><text:tab/>Assets - calls player-&gt;displayAssets(). Does not print if player is deciding how to pay tu<text:span text:style-name="T1">i</text:span>tion,<text:span text:style-name="T19"> </text:span><text:span text:style-name="T20">and also if they are in debt.</text:span></text:p>
      <text:p text:style-name="P55"/>
      <text:p text:style-name="P55"><text:tab/>save - saves the state of the game </text:p>
      <text:p text:style-name="P55"/>
      <text:p text:style-name="P55"><text:tab/>next – <text:span text:style-name="T21">ends a player's turn, prints the board. Sets all appropriate fields in the Board for the next player.</text:span></text:p>
      <text:p text:style-name="P55"><text:soft-page-break/></text:p>
      <text:p text:style-name="P55"/>
      <text:p text:style-name="P2">Description of Critical Methods</text:p>
      <text:p text:style-name="P3"/>
      <text:p text:style-name="P4">Board::Board() - <text:span text:style-name="T2">NHDeckconfig.txt, SLCDeckConfig.txt, boardConfig.txt</text:span></text:p>
      <text:p text:style-name="P17">- Befor<text:span text:style-name="T18">e</text:span> every game a new board must be made.</text:p>
      <text:p text:style-name="P17">- The board constructor, Board::Board(), is entirely responsible for the new board.</text:p>
      <text:p text:style-name="P17">- Board configuration is stored in textfiles. Includes property names, prices, improvement costs, tuition.</text:p>
      <text:p text:style-name="P17">- Board::Board() constructs the squares using FileReads objects created using the configuration files.</text:p>
      <text:p text:style-name="P48"><text:span text:style-name="T11">- </text:span><text:span text:style-name="T12">Construct DeckBuilder object. Run buildDeck(fileName) where fileName is the name of deck configuration file.</text:span></text:p>
      <text:p text:style-name="P11"/>
      <text:p text:style-name="P5">Board::startGame() - <text:span text:style-name="T3">cin</text:span></text:p>
      <text:p text:style-name="P18">- Reads in player names and avatars from cin to construct Player objects and puti them in the players. array.</text:p>
      <text:p text:style-name="P19"><text:span text:style-name="T19">- </text:span><text:span text:style-name="T20">old: </text:span><text:span text:style-name="T19">randomly decides who goes first. Sets currentActivePl</text:span><text:span text:style-name="T20">ayer Player pointer </text:span><text:span text:style-name="T19">field.</text:span></text:p>
      <text:p text:style-name="P19"><text:span text:style-name="T19">- </text:span><text:span text:style-name="T20">new: Order of play is the order players were entered</text:span></text:p>
      <text:p text:style-name="P53"/>
      <text:p text:style-name="P54"/>
      <text:p text:style-name="P12"/>
      <text:p text:style-name="P5">Board::load() - <text:span text:style-name="T3">saveFile.txt</text:span></text:p>
      <text:p text:style-name="P18">- Creates ReadFile object with saveFill string and uses it to create and new players array.</text:p>
      <text:p text:style-name="P18">- Resulting players have avatar, money, position, rollup the rim cups and turns left in the DC tims line as specified in saveFile.</text:p>
      <text:p text:style-name="P18">- Order of players in array is same as oder they where read in.</text:p>
      <text:p text:style-name="P18">- Game continues with first read in player going first.</text:p>
      <text:p text:style-name="P12"/>
      <text:p text:style-name="P5">Board::roll<text:span text:style-name="T4">() - cin</text:span></text:p>
      <text:p text:style-name="P25">- calls Board::movePlayer(numSpaces) where numSpaces is the sum of two random numbers between 1 and 6.</text:p>
      <text:p text:style-name="P25">- runs currentActivePlayer-&gt;location-&gt;action(). Action() alters the currentActivePlayer appropriately.</text:p>
      <text:p text:style-name="P6"/>
      <text:p text:style-name="P6"><text:span text:style-name="T5">B</text:span>oard::movePlayer<text:span text:style-name="T4">(int numSpaces)</text:span></text:p>
      <text:p text:style-name="P20">- <text:span text:style-name="T6">moves the currentActivePlayer a numSpaces squares forward.</text:span></text:p>
      <text:p text:style-name="P13"/>
      <text:p text:style-name="P7"><text:span text:style-name="T6">B</text:span>oard::trade(<text:span text:style-name="T7">Player *otherPlayer, String offer, String recieve</text:span>) - <text:span text:style-name="T7">cin</text:span></text:p>
      <text:p text:style-name="P21">- <text:span text:style-name="T7">reads accept/reject from cin.</text:span></text:p>
      <text:p text:style-name="P22">- if accept takes offer from currentActivePlayer and to otherPlayer the takes recieve from otherPlayer and gives it to currentActivePlayer.</text:p>
      <text:p text:style-name="P21">- <text:span text:style-name="T7">if reject do nothing.</text:span></text:p>
      <text:p text:style-name="P14"/>
      <text:p text:style-name="P8">Player::pay<text:span text:style-name="T8">Debt</text:span>()</text:p>
      <text:p text:style-name="P23">- <text:span text:style-name="T9">defines local int payment as min(debt, savings). Calls creditor-&gt;recieveTuition(payment) and decrease savings and debt by payment.</text:span></text:p>
      <text:p text:style-name="P23">- <text:span text:style-name="T10">if all debt is paid creditor is assigned to null</text:span></text:p>
      <text:p text:style-name="P15"/>
      <text:p text:style-name="P9">Player::recieveTuition(int <text:span text:style-name="T10">tuition</text:span>)</text:p>
      <text:p text:style-name="P24">- <text:span text:style-name="T10">increases savings by tuition.</text:span></text:p>
      <text:p text:style-name="P16"><text:soft-page-break/></text:p>
      <text:p text:style-name="P10">Bankrupt()</text:p>
      <text:p text:style-name="P41">- All assets are given to the creditor using the trade member of the board.</text:p>
      <text:p text:style-name="P41"/>
      <text:p text:style-name="P42"/>
      <text:p text:style-name="P44">Classes</text:p>
      <text:p text:style-name="P43">Board: This houses a lot of interactions between squares and players. It controls trading, auctioning, creating the board, populating the squares, ect. It contains most functions all other classes call when they need to access fields of other classes they cannot see (a player trying to trade another player for a property, or <text:s/>moving a player to a square) and accesses those private fields to complete the desired action. Whenever a player lands on a square, the Board handles ensuring the square acts on the player accordingly. Whenever a player needs to make a property transfer, the Board handles swapping the properties from one player to another ect. </text:p>
      <text:p text:style-name="P43"/>
      <text:p text:style-name="P43">Player: Contains all information about players. Contains where the player is, information about the player, all their assets ect. Gives the player methods like buying properties, trading, bidding in an auction ect. Handles a player's individual banking information, like transfering and receiving money ect.</text:p>
      <text:p text:style-name="P43"/>
      <text:p text:style-name="P43">DeckBuilder: Builds the SLC and NEEDLES HALL decks by taking in their configeration strings and building the decks.</text:p>
      <text:p text:style-name="P43"/>
      <text:p text:style-name="P43">Card: Represents any SLC or NEEDLES HALL card. Everytime a NEEDLES HALL card or SLC card is used, the square's action method will look at the data of these cards and perform that action on the player.</text:p>
      <text:p text:style-name="P43"/>
      <text:p text:style-name="P43">Square: An abstract square class that has a virtual action method which allows the board to call the action on a subclass of the square.</text:p>
      <text:p text:style-name="P43"/>
      <text:p text:style-name="P43">NonProperty: An abstract class inherting from square. </text:p>
      <text:p text:style-name="P43"/>
      <text:p text:style-name="P43">Property: An abstract class inheriting from square which is a superclass of all ownable properties.</text:p>
      <text:p text:style-name="P43"/>
      <text:p text:style-name="P43">(all nonproperty squares): These are implemented seperately as advised by a TA. They have different additional fields for their specific non-property square action specifications. </text:p>
      <text:p text:style-name="P43"/>
      <text:p text:style-name="P43">Academic: Inherits from Property, has additional fields to handle improving properties, and buying, mortgaging, unmortgaging these properties.</text:p>
      <text:p text:style-name="P43">Residence: Inherits from property, has additional fields to calculate the rent differently.</text:p>
      <text:p text:style-name="P43"/>
      <text:p text:style-name="P43">Gym: Inherits from property, also has additional fields to calculate the rent differently </text:p>
      <text:p text:style-name="P43"/>
      <text:p text:style-name="P43">TCUP: A class which handles giving and returning Tim's Cups in the board. More details in “Questions Revisited” section of document.</text:p>
      <text:p text:style-name="P43"/>
      <text:p text:style-name="P43"/>
      <text:p text:style-name="P43">NpData: A class structuring nonproperty data for easy access by other files. Contains an extern map containing NpData objects.</text:p>
      <text:p text:style-name="P43">SquareData: A class structuring property square data for easy access by other parts of code. Contains an extern map containing property objects</text:p>
      <text:p text:style-name="P43">playerData: A class structuring player data for easy access by other parts of the <text:soft-page-break/>code. Contains an extern map containing playerData objects. </text:p>
      <text:p text:style-name="P43"/>
      <text:p text:style-name="P43">TextDisplay: Class handling printing to the screen. This class mimics assignment 4, question 2's TextDisplay class in implementation, acting as an observer of other parts of the code, like, squares and players. </text:p>
      <text:p text:style-name="P43"/>
      <text:p text:style-name="P43"/>
      <text:p text:style-name="P26"/>
      <text:p text:style-name="P27"><text:tab/><text:tab/><text:tab/>Changes Between Plan Of Attack and Implementation:</text:p>
      <text:p text:style-name="P27"/>
      <text:p text:style-name="P28">We did not implement a FileRead class which reads in information from a text file as specified in our old UML. We were advised by a TA against implementing such a class; putting data into text files was poor design. Every time the executable needed to be run, the text files containing the data must be in the same folder in order to run the program. that is poor design as the executable should stand alone. As such, we have made seperate structs inside our program that organizes data, and global maps that contains data. This implementation was decided for scalability purposes. </text:p>
      <text:list xml:id="list7288778275831921073" text:style-name="L1">
        <text:list-item>
          <text:p text:style-name="P63"><text:span text:style-name="T14">Adding new data like new player types entails adding a new entry in the playerData map, </text:span><text:span text:style-name="T15">which is easily implemented.</text:span></text:p>
        </text:list-item>
        <text:list-item>
          <text:p text:style-name="P64">This implementation allows any part of the code access general data.</text:p>
        </text:list-item>
      </text:list>
      <text:p text:style-name="P49"/>
      <text:p text:style-name="P52"><text:span text:style-name="T14">T</text:span><text:span text:style-name="T13">he Board does not have a pointer to the deckBuilder or a pointer to the different decks as specified in our previous document. It makes more sense for the deck to only be relevant when the player lands on NEEDLES HALL or SLC. Hence, it makes more sense to have the </text:span><text:span text:style-name="T17">NEEDLES HALL and SLC </text:span><text:span text:style-name="T13">Properties and Card classes handle that implementation.</text:span></text:p>
      <text:p text:style-name="P69"/>
      <text:p text:style-name="P69"/>
      <text:p text:style-name="P50"><text:span text:style-name="T14"><text:tab/><text:tab/><text:tab/><text:tab/> <text:s text:c="2"/></text:span><text:span text:style-name="T13">Relationships between Classes:</text:span></text:p>
      <text:p text:style-name="P50"/>
      <text:p text:style-name="P45">Friend Relationships:</text:p>
      <text:p text:style-name="P45">Class Player</text:p>
      <text:p text:style-name="P46">Board: The board has access to all private fields of players for the following reasons:</text:p>
      <text:list xml:id="list7842569826699687072" text:style-name="L2">
        <text:list-item>
          <text:p text:style-name="P65">it is responsible for mutating player objects to securely accomplish trading properties and money between players. </text:p>
        </text:list-item>
        <text:list-item>
          <text:p text:style-name="P65">The board is responsible for changing the player's location pointer when the player is moved.</text:p>
        </text:list-item>
        <text:list-item>
          <text:p text:style-name="P65">The board is responsible for adding new players, many fields (tims cups, savings, ect) need to be set during this process.</text:p>
        </text:list-item>
      </text:list>
      <text:p text:style-name="P46">TCUP: is a friend of the player's numCup's field. It is responsible for incrementing and decrementing a player's number of cup's field. We did not make the Tim's Cup's a singleton class for reasons discussed in the “Questions Revisited” section of this document.</text:p>
      <text:p text:style-name="P51"/>
      <text:p text:style-name="P46"><text:tab/><text:tab/><text:tab/><text:tab/><text:tab/>Class Square</text:p>
      <text:p text:style-name="P46">Board: The board has access to all private fields of all the squares.</text:p>
      <text:list xml:id="list9033266180222393417" text:style-name="L3">
        <text:list-item>
          <text:p text:style-name="P68"><text:span text:style-name="T13">The board is responsible for creating all it's squares (it's has an owns a relationship with square). In the creation of squares, many fields need to be set, such as it's name, type, ect.</text:span></text:p>
        </text:list-item>
        <text:list-item>
          <text:p text:style-name="P66">The more reasons go here</text:p>
        </text:list-item>
      </text:list>
      <text:p text:style-name="P51"><text:span text:style-name="T13">Player: </text:span><text:span text:style-name="T16">The Player class is responsible for editing an academic property's number of improvement, if they own the property. Hence it is friends with an academic </text:span><text:soft-page-break/><text:span text:style-name="T16">property's “numImprovements” field. </text:span></text:p>
      <text:p text:style-name="P29"/>
      <text:p text:style-name="P27"/>
      <text:p text:style-name="P47">Inheritence Relationships: Listed in “inheritence” flowchart</text:p>
      <text:p text:style-name="P27"/>
      <text:p text:style-name="P30">Design Patterns Used:</text:p>
      <text:p text:style-name="P30"/>
      <text:p text:style-name="P30">Observer:</text:p>
      <text:p text:style-name="P32">TextDisplay is an observer of both Square and Player. Anytime a square changes state (improvements are added), it notifies the TextDisplay class to update it on the board. Anytime a player moves, it notifies the TextDisplay class to update where the player is on the board.</text:p>
      <text:p text:style-name="P32"/>
      <text:p text:style-name="P32">----i'm le-tired, fill this out more later --- </text:p>
      <text:p text:style-name="P30"/>
      <text:p text:style-name="P30">Singleton:</text:p>
      <text:p text:style-name="P32">The board is a singleton, since there is ever only one board in play at one time.</text:p>
      <text:p text:style-name="P30">(Travis we should really make the board a singleton)</text:p>
      <text:p text:style-name="P31"/>
      <text:p text:style-name="P32">Considered Implementing:</text:p>
      <text:p text:style-name="P32"/>
      <text:p text:style-name="P32">Visitor Design Pattern on action method on Square:</text:p>
      <text:p text:style-name="P32">We could have acheived activating different actions on the player based on what type of square the player was on by using the visitor design pattern, however we did not, as there is an increase in the amount of code written with the visitor design pattern for not much gain. Our Square inheritence hierchy allows us to effectively call different action methods on the player based on which square they are on. There is really only one state a player (the current active player) can be in when they land on a square, so there is not much gain from implementing the visitor design pattern. However, if the player had many different attributes that would effect landing on different squares differently, the visitor design pattern would be ideal. </text:p>
      <text:p text:style-name="P37"/>
      <text:p text:style-name="P38">Cons of this decision: </text:p>
      <text:list xml:id="list9216486278334321008" text:style-name="L4">
        <text:list-item>
          <text:p text:style-name="P67">We really overloaded our Board Class, as it handles all the private transactions between squares and players.</text:p>
        </text:list-item>
      </text:list>
      <text:p text:style-name="P32"/>
      <text:p text:style-name="P32">Singleton Design Pattern on Tim's Cups:</text:p>
      <text:p text:style-name="P32">Reasoning against this is in “Questions Revisited” section of this document. </text:p>
      <text:p text:style-name="P32"/>
      <text:p text:style-name="P32"/>
      <text:p text:style-name="P34">Ownership, Associations:</text:p>
      <text:p text:style-name="P35">Board: Has owns-a relationships with Squares, Players, TextDisplay. <text:span text:style-name="T23">When the board is destroyed, it destroys all it's squares, players, and textdisplay. </text:span></text:p>
      <text:p text:style-name="P35"/>
      <text:p text:style-name="P36">Needles Hall, SLC Squares: owns-a deck of cards. When SLC and NEEDLES HALL properties are destroyed, it destroys their respective deck of cards used to determine what action to inact on the player. </text:p>
      <text:p text:style-name="P39"/>
      <text:p text:style-name="P40">Players: has-a relationship with properties. A player has a vector of pointers to properties. However if the player is removed from the game due to bankrupcty, their properties should not disappear from the board. Hence, a has-a relationship.</text:p>
      <text:p text:style-name="P4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0259dbb" officeooo:paragraph-rsid="00259db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ravis Dunn<text:tab/><text:tab/>March 25 2015</text:p>
        <text:p text:style-name="MP1">Amanda Chan<text:tab/><text:tab/></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avis Dunn</meta:initial-creator>
    <meta:creation-date>2015-03-25T15:30:04.959499099</meta:creation-date>
    <dc:date>2015-04-06T14:12:27.070088221</dc:date>
    <meta:editing-duration>PT3H31M55S</meta:editing-duration>
    <meta:editing-cycles>42</meta:editing-cycles>
    <meta:generator>LibreOffice/4.2.3.3$Linux_X86_64 LibreOffice_project/420m0$Build-3</meta:generator>
    <meta:document-statistic meta:table-count="0" meta:image-count="0" meta:object-count="0" meta:page-count="5" meta:paragraph-count="111" meta:word-count="1912" meta:character-count="12055" meta:non-whitespace-character-count="10194"/>
  </office:meta>
</office:document-meta>
</file>